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138.75mm"/>
    </style:style>
    <style:style style:name="co3" style:family="table-column">
      <style:table-column-properties fo:break-before="auto" style:column-width="158.27mm"/>
    </style:style>
    <style:style style:name="co4" style:family="table-column">
      <style:table-column-properties fo:break-before="auto" style:column-width="28.89mm"/>
    </style:style>
    <style:style style:name="co5" style:family="table-column">
      <style:table-column-properties fo:break-before="auto" style:column-width="84.56mm"/>
    </style:style>
    <style:style style:name="co6" style:family="table-column">
      <style:table-column-properties fo:break-before="auto" style:column-width="157.53mm"/>
    </style:style>
    <style:style style:name="co7" style:family="table-column">
      <style:table-column-properties fo:break-before="auto" style:column-width="80.13mm"/>
    </style:style>
    <style:style style:name="co9" style:family="table-column">
      <style:table-column-properties fo:break-before="auto" style:column-width="22.58mm"/>
    </style:style>
    <style:style style:name="ro7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6.2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2:Foglio1.D1048507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9" table:number-columns-repeated="1016" table:default-cell-style-name="ce2"/>
        <table:table-column table:style-name="co9" table:number-columns-repeated="2" table:default-cell-style-name="Default"/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3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ROSI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etta.bonizzato@bancopopolare.it" xlink:type="simple">simonetta.bonizz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 (SEGRETERIA): BONIZZATO SIMONE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2899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80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loria.pavan@bancopopolare.it" xlink:type="simple">gloria.pavan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GESTORE IMPRESE: GLORIA PAV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1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I (CAPOARE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7733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99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3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manuele.simeoni@popvi.it" xlink:type="simple">emanuele.simeoni@popv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GESTORE IMPRESE 2015 – EMANUELE SIMEO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2227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176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9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1221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840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.bertani@crveneto.it" xlink:type="simple">stefano.bertani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2015 – STEFANO BERTA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office:value-type="string" calcext:value-type="string">
            <text:p>CENTRO DEL PNEUMATICO COLTR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0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FIORENZO LUCCH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iorenzo.lucchi@cereabanca1897.it" xlink:type="simple">fiorenzo.lucch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6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LL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872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.TA. VISION SNC (ALLARME BRUN GELMINO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54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5387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8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28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orgio.betella@ifco.de" xlink:type="simple">giorgio.betella@ifco.de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350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24265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**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241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53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18089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01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(ULTIM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TECNICO (MICHELE BERTON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2180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4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56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30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30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579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5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81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6" table:number-rows-repeated="30081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6" table:number-rows-repeated="1016575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7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41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4:06:01.71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06-08-22T11:19:42</meta:creation-date>
    <dc:date>2015-09-30T15:19:40.406000000</dc:date>
    <meta:editing-cycles>276</meta:editing-cycles>
    <meta:editing-duration>P2DT3H10M16S</meta:editing-duration>
    <meta:document-statistic meta:table-count="3" meta:cell-count="7129" meta:object-count="0"/>
    <meta:user-defined meta:name="Info 1"/>
    <meta:user-defined meta:name="Info 2"/>
    <meta:user-defined meta:name="Info 3"/>
    <meta:user-defined meta:name="Info 4"/>
  </office:meta>
</office:document-meta>
</file>